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15%"/>
    </style:style>
    <style:style style:name="P7" style:family="paragraph" style:parent-style-name="Standard">
      <style:paragraph-properties fo:margin-top="0in" fo:margin-bottom="0.0693in" loext:contextual-spacing="false" fo:line-height="115%" fo:text-align="justify" style:justify-single-word="false"/>
    </style:style>
    <style:style style:name="P8" style:family="paragraph" style:parent-style-name="Standard">
      <style:paragraph-properties fo:margin-top="0in" fo:margin-bottom="0.0693in" loext:contextual-spacing="false" fo:line-height="115%" fo:text-align="justify" style:justify-single-word="false"/>
      <style:text-properties fo:font-size="12pt" style:font-size-asian="12pt" style:font-size-complex="12pt" fo:background-color="#ffffff"/>
    </style:style>
    <style:style style:name="P9" style:family="paragraph" style:parent-style-name="Standard">
      <style:paragraph-properties fo:margin-top="0in" fo:margin-bottom="0.0693in" loext:contextual-spacing="false" fo:line-height="100%" fo:text-align="justify" style:justify-single-word="false"/>
      <style:text-properties fo:font-size="12pt" style:font-size-asian="12pt" style:font-size-complex="12pt" fo:background-color="#ffffff"/>
    </style:style>
    <style:style style:name="P10" style:family="paragraph" style:parent-style-name="Standard">
      <style:paragraph-properties fo:margin-top="0in" fo:margin-bottom="0.0693in" loext:contextual-spacing="false" fo:line-height="156%" fo:text-align="justify" style:justify-single-word="false"/>
      <style:text-properties fo:font-size="12pt" style:font-size-asian="12pt" style:font-size-complex="12pt" fo:background-color="#ffffff"/>
    </style:style>
    <style:style style:name="P11" style:family="paragraph" style:parent-style-name="Standard">
      <style:paragraph-properties fo:margin-top="0in" fo:margin-bottom="0.0693in" loext:contextual-spacing="false" fo:line-height="100%" fo:text-align="justify" style:justify-single-word="false"/>
    </style:style>
    <style:style style:name="P12" style:family="paragraph" style:parent-style-name="Standard">
      <style:paragraph-properties fo:margin-top="0in" fo:margin-bottom="0.0693in" loext:contextual-spacing="false" fo:line-height="115%" fo:text-align="justify" style:justify-single-word="false"/>
      <style:text-properties fo:color="#1155cc" fo:font-size="10pt" style:font-size-asian="10pt" style:font-size-complex="10pt" fo:background-color="#ffffff"/>
    </style:style>
    <style:style style:name="P13" style:family="paragraph" style:parent-style-name="Standard">
      <style:paragraph-properties fo:margin-top="0in" fo:margin-bottom="0.0693in" loext:contextual-spacing="false" fo:line-height="156%" fo:text-align="justify" style:justify-single-word="false"/>
      <style:text-properties fo:color="#1c4587" fo:font-size="10pt" style:font-size-asian="10pt" style:font-size-complex="10pt" fo:background-color="#ffffff"/>
    </style:style>
    <style:style style:name="P14" style:family="paragraph" style:parent-style-name="Standard">
      <style:paragraph-properties fo:margin-top="0in" fo:margin-bottom="0.0693in" loext:contextual-spacing="false" fo:line-height="115%" fo:text-align="justify" style:justify-single-word="false"/>
      <style:text-properties fo:color="#666666" fo:font-size="13.5pt" style:font-size-asian="13.5pt" style:font-size-complex="13.5pt" fo:background-color="#ffffff"/>
    </style:style>
    <style:style style:name="P15" style:family="paragraph" style:parent-style-name="Heading_20_2">
      <style:paragraph-properties fo:margin-top="0.25in" fo:margin-bottom="0.0835in" loext:contextual-spacing="false"/>
    </style:style>
    <style:style style:name="P16" style:family="paragraph" style:parent-style-name="Heading_20_1">
      <style:paragraph-properties fo:margin-top="0in" fo:margin-bottom="0in" loext:contextual-spacing="false" fo:line-height="130%" fo:keep-together="auto" fo:keep-with-next="auto"/>
    </style:style>
    <style:style style:name="P17" style:family="paragraph" style:parent-style-name="Heading_20_1" style:master-page-name="Standard">
      <style:paragraph-properties fo:margin-top="0in" fo:margin-bottom="0in" loext:contextual-spacing="false" fo:line-height="130%" fo:keep-together="auto" style:page-number="1" fo:keep-with-next="auto"/>
    </style:style>
    <style:style style:name="P18" style:family="paragraph" style:parent-style-name="Heading_20_3">
      <style:paragraph-properties fo:margin-top="0.222in" fo:margin-bottom="0.0693in" loext:contextual-spacing="false" fo:line-height="100%" fo:text-align="justify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ffffff"/>
    </style:style>
    <style:style style:name="T4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5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fo:background-color="#ffffff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fo:font-style="italic" style:font-size-asian="12pt" style:font-style-asian="italic" style:font-size-complex="12pt" fo:background-color="#ffffff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color="#404040" fo:font-size="11.5pt" style:font-size-asian="11.5pt" style:font-size-complex="11.5pt" fo:background-color="#ffffff"/>
    </style:style>
    <style:style style:name="T13" style:family="text">
      <style:text-properties fo:font-size="10pt" style:font-size-asian="10pt" style:font-size-complex="10pt" fo:background-color="#ffffff"/>
    </style:style>
    <style:style style:name="T14" style:family="text">
      <style:text-properties fo:color="#333333" fo:font-size="10pt" style:font-size-asian="10pt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cg2kdhajix0g"/><text:span text:style-name="T1">Conteúdo</text:span><text:span text:style-name="T2">: </text:span><text:span text:style-name="T3">FISIOTERAPIA NEUROLÓGICA E FISIOTERAPIA NEUROFUNCIONAL.</text:span></text:p>
      <text:p text:style-name="P1"><text:span text:style-name="T10">Gatilhos mentais:</text:span> especificidade.</text:p>
      <text:p text:style-name="P1"><text:span text:style-name="T10">Referencias: </text:span></text:p>
      <text:p text:style-name="P16"><text:bookmark text:name="_6z1zku72hx3b"/><text:a xlink:type="simple" xlink:href="http://www.centraldafisioterapia.com.br/tratamentos/fisioterapia-neurologica" text:style-name="Internet_20_link" text:visited-style-name="Visited_20_Internet_20_Link"><text:span text:style-name="T5">http://www.centraldafisioterapia.com.br/tratamentos/fisioterapia-neurologica</text:span></text:a></text:p>
      <text:p text:style-name="P1"/>
      <text:p text:style-name="P1"><text:a xlink:type="simple" xlink:href="http://inspirar.com.br/blog/fisioterapia-neurologica-ou-fisioterapia-neurofuncional/" text:style-name="Internet_20_link" text:visited-style-name="Visited_20_Internet_20_Link"><text:span text:style-name="T4">http://inspirar.com.br/blog/fisioterapia-neurologica-ou-fisioterapia-neurofuncional/</text:span></text:a></text:p>
      <text:p text:style-name="P1"><text:a xlink:type="simple" xlink:href="https://www.portaleducacao.com.br/conteudo/artigos/fisioterapia/fisioterapia-neurologica/5434" text:style-name="Internet_20_link" text:visited-style-name="Visited_20_Internet_20_Link"><text:span text:style-name="T4">https://www.portaleducacao.com.br/conteudo/artigos/fisioterapia/fisioterapia-neurologica/5434</text:span></text:a></text:p>
      <text:p text:style-name="P2"/>
      <text:p text:style-name="P1"><text:a xlink:type="simple" xlink:href="http://studiofisio.com.br/fisioterapia-neurologica/" text:style-name="Internet_20_link" text:visited-style-name="Visited_20_Internet_20_Link"><text:span text:style-name="T4">http://studiofisio.com.br/fisioterapia-neurologica/</text:span></text:a><text:span text:style-name="T6">.</text:span></text:p>
      <text:p text:style-name="P3"/>
      <text:p text:style-name="P1"><text:span text:style-name="T8">TÍtulo:</text:span></text:p>
      <text:p text:style-name="P1"><text:span text:style-name="T6">Fisioterapia neurológica.</text:span></text:p>
      <text:p text:style-name="P1"><text:span text:style-name="T6">Oque é fisioterapia neurológica.</text:span></text:p>
      <text:p text:style-name="P4"/>
      <text:p text:style-name="P6"><text:span text:style-name="T2">A</text:span><text:span text:style-name="T1"> </text:span><text:span text:style-name="T8">fisioterapia</text:span><text:span text:style-name="T6"> </text:span><text:span text:style-name="T2">neurológica, tem como objetivo estimular a recuperação coordenação motora e sua força com seus movimentos. O tratamento promove as diminuições de alterações motoras e resolvendo as deficiências motrizes.</text:span></text:p>
      <text:p text:style-name="P5"/>
      <text:p text:style-name="P15"><text:bookmark text:name="_rl9oeq34dcu3"/>Como funciona a <text:span text:style-name="T11">Fisioterapia</text:span> Neurológica</text:p>
      <text:p text:style-name="P7"><text:span text:style-name="T3">A reabilitação é aplicada, em pacientes que possuem mudanças nos movimentos ou paralisia em qualquer parte do corpo. Para uma melhor recuperação, a fisioterapia neurológica utiliza recursos, utilizando terapias manuais e de eletroestimulação.</text:span></text:p>
      <text:p text:style-name="P8"/>
      <text:p text:style-name="P7"><text:span text:style-name="T3">As doenças mais conhecidas são: </text:span></text:p>
      <text:p text:style-name="P18"><text:bookmark text:name="_vdxpbrcuweao"/>Mal de Alzheimer: </text:p>
      <text:p text:style-name="P11"><text:span text:style-name="T3">O tratamento fisioterapêutico é feito em pacientes com idade avançada, as quais a doença se apresenta ainda em um quadro inicial, como os sintomas de dificuldades em se locomover e se equilibrar. Ajudando a adiar o avanço da doença, mantendo uma autonomia para o paciente, evitando que os músculos enfraquecem, evitando quedas e fraturas, </text:span></text:p>
      <text:p text:style-name="P12"/>
      <text:p text:style-name="P18"><text:bookmark text:name="_tbcjeg571vqo"/>Doença de Parkinson:</text:p>
      <text:p text:style-name="P7"><text:span text:style-name="T3">A </text:span><text:span text:style-name="T9">fisioterapia</text:span><text:span text:style-name="T3"> proporciona uma melhora para quem tem, tremor nas mãos, sentidos em seus movimentos, mudanças posturais e quedas. O objetivo do tratamento é trabalhar o alongamento para recuperar as amplitudes do movimento, a estimulação de reações e equilíbrios, <text:s text:c="3"/></text:span></text:p>
      <text:p text:style-name="P8"><text:soft-page-break/></text:p>
      <text:p text:style-name="P8"/>
      <text:p text:style-name="P8"/>
      <text:p text:style-name="P18"><text:bookmark text:name="_pl5ycldv80sv"/>Paralisia cerebral:</text:p>
      <text:p text:style-name="P11"><text:span text:style-name="T3">A paralisia cerebral geralmente é feita quando o paciente apresenta variações no tônus ( </text:span><text:span text:style-name="T7">sistema nervoso que controla ou influencia os músculos esqueléticos</text:span><text:span text:style-name="T3"> ), problemas nas coordenações posturais e movimentos. Os exercícios diários podem melhorar sua mobilidade irregular, limitações e <text:s/>diminuir os sintomas do paciente.</text:span><text:span text:style-name="T13"> </text:span><text:span text:style-name="T3">Aproximadamente 2 em cada 1000 pessoa são afetadas, segundo a associação de Paralisia Cerebral de Coimbra (apcc). </text:span></text:p>
      <text:p text:style-name="P11"><text:span text:style-name="T3">Outras doenças possuem tratamentos também; <text:s/>Doenças como Síndrome de Down, Lesão Medular, atraso no desenvolvimento neuropsicomotor entre outros.</text:span></text:p>
      <text:p text:style-name="P9"/>
      <text:p text:style-name="P7"><text:span text:style-name="T3">O objetivo do tratamento fisioterapêutico é :</text:span></text:p>
      <text:p text:style-name="P7"><text:span text:style-name="T3">Melhorar as habilidades cognitivas;</text:span></text:p>
      <text:p text:style-name="P7"><text:span text:style-name="T3">Aumentar os movimentos e melhora - lo;</text:span></text:p>
      <text:p text:style-name="P7"><text:span text:style-name="T3">Estimular o corpo ea mente; <text:s/></text:span></text:p>
      <text:p text:style-name="P7"><text:span text:style-name="T3">Prevenir deformações;</text:span></text:p>
      <text:p text:style-name="P7"><text:span text:style-name="T3">Corrigir o tônus postural;</text:span></text:p>
      <text:p text:style-name="P7"><text:span text:style-name="T3">Aumentar as habilidades cognitivas e memória; </text:span></text:p>
      <text:p text:style-name="P8"/>
      <text:p text:style-name="P7"><text:span text:style-name="T3">O propósito da </text:span><text:span text:style-name="T9">fisioterapia</text:span><text:span text:style-name="T3"> neurológica é aplicar o tratamento de acordo com o as necessidades do paciente, promovendo o uma melhora em seu movimentos locomotores, estimulando seu cérebro, apresentando uma liberdade criativa, restaurando sua identidade física. </text:span></text:p>
      <text:p text:style-name="P13"/>
      <text:p text:style-name="P14"/>
      <text:p text:style-name="P10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346" meta:character-count="2756" meta:non-whitespace-character-count="2424"/>
    <meta:generator>LibreOfficeDev/5.1.0.3$Linux_X86_64 LibreOffice_project/</meta:generator>
  </office:meta>
</office:document-meta>
</file>